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http://openoffice.org/2009/office" xmlns:svg="urn:oasis:names:tc:opendocument:xmlns:svg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http://openoffice.org/2009/office" xmlns:svg="urn:oasis:names:tc:opendocument:xmlns:svg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愀渀" svg:font-family="'Times New Rom愀渀'" style:font-family-generic="system" style:font-pitch="variable"/>
  </office:font-face-decls>
  <office:automatic-styles>
    <style:style style:name="Table3" style:family="table">
      <style:table-properties style:width="18.186cm" fo:margin-left="-0.196cm" fo:break-before="auto" fo:break-after="auto" table:align="left" fo:background-color="transparent" style:may-break-between-rows="true">
        <style:background-image/>
      </style:table-properties>
    </style:style>
    <style:style style:name="Table3.A" style:family="table-column">
      <style:table-column-properties style:column-width="0.891cm"/>
    </style:style>
    <style:style style:name="Table3.B" style:family="table-column">
      <style:table-column-properties style:column-width="3.704cm"/>
    </style:style>
    <style:style style:name="Table3.C" style:family="table-column">
      <style:table-column-properties style:column-width="3.51cm"/>
    </style:style>
    <style:style style:name="Table3.D" style:family="table-column">
      <style:table-column-properties style:column-width="2.286cm"/>
    </style:style>
    <style:style style:name="Table3.E" style:family="table-column">
      <style:table-column-properties style:column-width="4.81cm"/>
    </style:style>
    <style:style style:name="Table3.F" style:family="table-column">
      <style:table-column-properties style:column-width="2.985cm"/>
    </style:style>
    <style:style style:name="Table3.1" style:family="table-row">
      <style:table-row-properties fo:background-color="transparent" fo:keep-together="always">
        <style:background-image/>
      </style:table-row-properties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3.C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P1" style:family="paragraph" style:parent-style-name="Standard">
      <style:paragraph-properties fo:margin-left="0cm" fo:margin-right="0.039cm" fo:line-height="115%" fo:text-align="justify" style:justify-single-word="false" fo:orphans="0" fo:widows="0" fo:text-indent="0cm" style:auto-text-indent="false">
        <style:tab-stops>
          <style:tab-stop style:position="17.357cm"/>
        </style:tab-stops>
      </style:paragraph-properties>
      <style:text-properties fo:color="#000000" loext:opacity="100%" ns42:paragraph-rsid="00121987" fo:background-color="#ffff00" style:font-name-asian="Times New Rom愀渀" style:language-asian="ru" style:country-asian="RU" style:font-name-complex="Times New Roman" style:font-size-complex="14pt" style:language-complex="ar" style:country-complex="SA" style:font-style-complex="italic"/>
    </style:style>
    <style:style style:name="P2" style:family="paragraph" style:parent-style-name="Standard">
      <style:paragraph-properties fo:margin-left="0cm" fo:margin-right="0.039cm" fo:line-height="115%" fo:orphans="0" fo:widows="0" fo:text-indent="0cm" style:auto-text-indent="false">
        <style:tab-stops>
          <style:tab-stop style:position="17.357cm"/>
        </style:tab-stops>
      </style:paragraph-properties>
      <style:text-properties fo:color="#000000" loext:opacity="100%" ns42:paragraph-rsid="00121987" fo:background-color="#ffffff" style:font-name-asian="Times New Rom愀渀" style:language-asian="ru" style:country-asian="RU" style:font-name-complex="Times New Roman" style:font-size-complex="14pt" style:language-complex="ar" style:country-complex="SA" style:font-style-complex="italic"/>
    </style:style>
    <style:style style:name="P3" style:family="paragraph" style:parent-style-name="Standard">
      <style:paragraph-properties fo:margin-left="0cm" fo:margin-right="0.039cm" fo:line-height="115%" fo:text-align="center" style:justify-single-word="false" fo:orphans="0" fo:widows="0" fo:text-indent="0cm" style:auto-text-indent="false">
        <style:tab-stops>
          <style:tab-stop style:position="17.357cm"/>
        </style:tab-stops>
      </style:paragraph-properties>
      <style:text-properties fo:color="#000000" loext:opacity="100%" fo:font-size="10pt" ns42:paragraph-rsid="00121987" fo:background-color="transparent" style:font-name-asian="Times New Rom愀渀" style:font-size-asian="10pt" style:language-asian="ru" style:country-asian="RU" style:font-name-complex="Times New Roman" style:font-size-complex="10pt" style:language-complex="ar" style:country-complex="SA" style:font-style-complex="italic"/>
    </style:style>
    <style:style style:name="P4" style:family="paragraph" style:parent-style-name="Standard">
      <style:paragraph-properties fo:margin-left="0cm" fo:margin-right="0.039cm" fo:line-height="115%" fo:text-align="center" style:justify-single-word="false" fo:orphans="0" fo:widows="0" fo:text-indent="0cm" style:auto-text-indent="false">
        <style:tab-stops>
          <style:tab-stop style:position="17.357cm"/>
        </style:tab-stops>
      </style:paragraph-properties>
      <style:text-properties fo:color="#000000" loext:opacity="100%" fo:font-size="14pt" ns42:paragraph-rsid="00121987" fo:background-color="#ffffff" style:font-name-asian="Times New Rom愀渀" style:font-size-asian="14pt" style:language-asian="ru" style:country-asian="RU" style:font-name-complex="Times New Roman" style:font-size-complex="14pt" style:language-complex="ar" style:country-complex="SA" style:font-style-complex="italic"/>
    </style:style>
    <style:style style:name="P5" style:family="paragraph" style:parent-style-name="Standard">
      <style:paragraph-properties fo:margin-left="0cm" fo:margin-right="0.039cm" fo:line-height="115%" fo:text-align="center" style:justify-single-word="false" fo:orphans="0" fo:widows="0" fo:text-indent="0cm" style:auto-text-indent="false">
        <style:tab-stops>
          <style:tab-stop style:position="17.357cm"/>
        </style:tab-stops>
      </style:paragraph-properties>
      <style:text-properties ns42:paragraph-rsid="00121987"/>
    </style:style>
    <style:style style:name="P6" style:family="paragraph" style:parent-style-name="Standard">
      <style:paragraph-properties fo:margin-left="0cm" fo:margin-right="0.039cm" fo:line-height="115%" fo:text-align="center" style:justify-single-word="false" fo:orphans="0" fo:widows="0" fo:text-indent="0cm" style:auto-text-indent="false">
        <style:tab-stops>
          <style:tab-stop style:position="17.357cm"/>
        </style:tab-stops>
      </style:paragraph-properties>
      <style:text-properties fo:color="#000000" loext:opacity="100%" fo:font-size="10pt" ns42:rsid="0073daa3" ns42:paragraph-rsid="001a445a" fo:background-color="transparent" style:font-name-asian="Times New Rom愀渀" style:font-size-asian="10pt" style:language-asian="ru" style:country-asian="RU" style:font-name-complex="Times New Roman" style:font-size-complex="10pt" style:language-complex="ar" style:country-complex="SA" style:font-style-complex="italic"/>
    </style:style>
    <style:style style:name="T1" style:family="text">
      <style:text-properties fo:color="#000000" loext:opacity="100%" fo:font-size="10pt" fo:language="en" fo:country="US" fo:background-color="transparent" loext:char-shading-value="0" style:font-name-asian="Times New Rom愀渀" style:font-size-asian="10pt" style:language-asian="ru" style:country-asian="RU" style:font-name-complex="Times New Roman" style:font-size-complex="10pt" style:language-complex="ar" style:country-complex="SA" style:font-style-complex="italic"/>
    </style:style>
    <style:style style:name="T2" style:family="text">
      <style:text-properties fo:color="#000000" loext:opacity="100%" fo:font-size="10pt" fo:background-color="transparent" loext:char-shading-value="0" style:font-name-asian="Times New Rom愀渀" style:font-size-asian="10pt" style:language-asian="ru" style:country-asian="RU" style:font-name-complex="Times New Roman" style:font-size-complex="10pt" style:language-complex="ar" style:country-complex="SA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Табличная форма перечня заимствованных программных компонентов с открытым исходным кодом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5"><text:span text:style-name="Основной_20_шрифт_20_абзаца"><text:span text:style-name="T2">№<text:line-break/>п</text:span></text:span><text:span text:style-name="Основной_20_шрифт_20_абзаца"><text:span text:style-name="T1">/</text:span></text:span><text:span text:style-name="Основной_20_шрифт_20_абзаца"><text:span text:style-name="T2">п</text:span></text:span></text:p>
          </table:table-cell>
          <table:table-cell table:style-name="Table3.A1" office:value-type="string">
            <text:p text:style-name="P3">Наименование компонента</text:p>
          </table:table-cell>
          <table:table-cell table:style-name="Table3.C1" office:value-type="string">
            <text:p text:style-name="P3">Версия компонента</text:p>
          </table:table-cell>
          <table:table-cell table:style-name="Table3.A1" office:value-type="string">
            <text:p text:style-name="P6">Язык (языки) програм-мирования, на котором написан компонент</text:p>
          </table:table-cell>
          <table:table-cell table:style-name="Table3.A1" office:value-type="string">
            <text:p text:style-name="P3">Принадлежность компонента к поверхности атаки программного обеспечения и (или) к компонентам, реализующим функции безопасности</text:p>
          </table:table-cell>
          <table:table-cell table:style-name="Table3.A1" office:value-type="string">
            <text:p text:style-name="P3">Адрес веб-ресурса, на котором расположен исходный код компонента</text:p>
          </table:table-cell>
        </table:table-row>
        <table:table-row table:style-name="Table3.1">
          <table:table-cell table:style-name="Table3.A1">
            <text:p text:style-name="P3">1</text:p>
          </table:table-cell>
          <table:table-cell table:style-name="Table3.A1">
            <text:p text:style-name="P3">dosfstools</text:p>
          </table:table-cell>
          <table:table-cell table:style-name="Table3.A1">
            <text:p text:style-name="P3">4.1</text:p>
          </table:table-cell>
          <table:table-cell table:style-name="Table3.A1">
            <text:p text:style-name="P3"/>
          </table:table-cell>
          <table:table-cell table:style-name="Table3.A1">
            <text:p text:style-name="P3">-, -</text:p>
          </table:table-cell>
          <table:table-cell table:style-name="Table3.A1">
            <text:p text:style-name="P3">https://github.com/dosfstools/dosfstools/archive/refs/tags/v4.1.tar.gz</text:p>
          </table:table-cell>
        </table:table-row>
        <table:table-row table:style-name="Table3.1">
          <table:table-cell table:style-name="Table3.A1">
            <text:p text:style-name="P3">2</text:p>
          </table:table-cell>
          <table:table-cell table:style-name="Table3.A1">
            <text:p text:style-name="P3">Sqlite</text:p>
          </table:table-cell>
          <table:table-cell table:style-name="Table3.A1">
            <text:p text:style-name="P3">3.29.0</text:p>
          </table:table-cell>
          <table:table-cell table:style-name="Table3.A1">
            <text:p text:style-name="P3"/>
          </table:table-cell>
          <table:table-cell table:style-name="Table3.A1">
            <text:p text:style-name="P3">поверхность атаки, функция безопасности</text:p>
          </table:table-cell>
          <table:table-cell table:style-name="Table3.A1">
            <text:p text:style-name="P3">https://github.com/sqlite/sqlite/archive/refs/tags/version-3.29.0.tar.gz</text:p>
          </table:table-cell>
        </table:table-row>
        <table:table-row table:style-name="Table3.1">
          <table:table-cell table:style-name="Table3.A1">
            <text:p text:style-name="P3">3</text:p>
          </table:table-cell>
          <table:table-cell table:style-name="Table3.A1">
            <text:p text:style-name="P3">Qt</text:p>
          </table:table-cell>
          <table:table-cell table:style-name="Table3.A1">
            <text:p text:style-name="P3">5.12.12</text:p>
          </table:table-cell>
          <table:table-cell table:style-name="Table3.A1">
            <text:p text:style-name="P3"/>
          </table:table-cell>
          <table:table-cell table:style-name="Table3.A1">
            <text:p text:style-name="P3">-, -</text:p>
          </table:table-cell>
          <table:table-cell table:style-name="Table3.A1">
            <text:p text:style-name="P3">pkg:github/qt/qt5</text:p>
          </table:table-cell>
        </table:table-row>
        <table:table-row table:style-name="Table3.1">
          <table:table-cell table:style-name="Table3.A1">
            <text:p text:style-name="P3">4</text:p>
          </table:table-cell>
          <table:table-cell table:style-name="Table3.A1">
            <text:p text:style-name="P3">org.bouncycastle/bcutil-jdk18on</text:p>
          </table:table-cell>
          <table:table-cell table:style-name="Table3.A1">
            <text:p text:style-name="P3">1.76</text:p>
          </table:table-cell>
          <table:table-cell table:style-name="Table3.A1">
            <text:p text:style-name="P3"/>
          </table:table-cell>
          <table:table-cell table:style-name="Table3.A1">
            <text:p text:style-name="P3">поверхность атаки, -</text:p>
          </table:table-cell>
          <table:table-cell table:style-name="Table3.A1">
            <text:p text:style-name="P3">pkg:maven/org.bouncycastle/bcutil-jdk18on@1.76</text:p>
          </table:table-cell>
        </table:table-row>
        <table:table-row table:style-name="Table3.1">
          <table:table-cell table:style-name="Table3.A1">
            <text:p text:style-name="P3">5</text:p>
          </table:table-cell>
          <table:table-cell table:style-name="Table3.A1">
            <text:p text:style-name="P3">org.codehaus.plexus/plexus-utils</text:p>
          </table:table-cell>
          <table:table-cell table:style-name="Table3.A1">
            <text:p text:style-name="P3">4.0.0</text:p>
          </table:table-cell>
          <table:table-cell table:style-name="Table3.A1">
            <text:p text:style-name="P3"/>
          </table:table-cell>
          <table:table-cell table:style-name="Table3.A1">
            <text:p text:style-name="P3">-, функция безопасности</text:p>
          </table:table-cell>
          <table:table-cell table:style-name="Table3.A1">
            <text:p text:style-name="P3">pkg:maven/org.codehaus.plexus/plexus-utils@4.0.0</text:p>
          </table:table-cell>
        </table:table-row>
        <table:table-row table:style-name="Table3.1">
          <table:table-cell table:style-name="Table3.A1">
            <text:p text:style-name="P3">6</text:p>
          </table:table-cell>
          <table:table-cell table:style-name="Table3.A1">
            <text:p text:style-name="P3">org.springframework.data/spring-data-jpa</text:p>
          </table:table-cell>
          <table:table-cell table:style-name="Table3.A1">
            <text:p text:style-name="P3">3.2.1</text:p>
          </table:table-cell>
          <table:table-cell table:style-name="Table3.A1">
            <text:p text:style-name="P3"/>
          </table:table-cell>
          <table:table-cell table:style-name="Table3.A1">
            <text:p text:style-name="P3">поверхность атаки, функция безопасности</text:p>
          </table:table-cell>
          <table:table-cell table:style-name="Table3.A1">
            <text:p text:style-name="P3">pkg:maven/org.springframework.data/spring-data-jpa@3.2.1</text:p>
          </table:table-cell>
        </table:table-row>
        <table:table-row table:style-name="Table3.1">
          <table:table-cell table:style-name="Table3.A1">
            <text:p text:style-name="P3">7</text:p>
          </table:table-cell>
          <table:table-cell table:style-name="Table3.A1">
            <text:p text:style-name="P3">org.springframework.retry/spring-retry</text:p>
          </table:table-cell>
          <table:table-cell table:style-name="Table3.A1">
            <text:p text:style-name="P3">2.0.2</text:p>
          </table:table-cell>
          <table:table-cell table:style-name="Table3.A1">
            <text:p text:style-name="P3"/>
          </table:table-cell>
          <table:table-cell table:style-name="Table3.A1">
            <text:p text:style-name="P3">-, -</text:p>
          </table:table-cell>
          <table:table-cell table:style-name="Table3.A1">
            <text:p text:style-name="P3">pkg:maven/org.springframework.retry/spring-retry@2.0.2</text:p>
          </table:table-cell>
        </table:table-row>
        <table:table-row table:style-name="Table3.1">
          <table:table-cell table:style-name="Table3.A1">
            <text:p text:style-name="P3">8</text:p>
          </table:table-cell>
          <table:table-cell table:style-name="Table3.A1">
            <text:p text:style-name="P3">react-dom</text:p>
          </table:table-cell>
          <table:table-cell table:style-name="Table3.A1">
            <text:p text:style-name="P3">18.2.0</text:p>
          </table:table-cell>
          <table:table-cell table:style-name="Table3.A1">
            <text:p text:style-name="P3"/>
          </table:table-cell>
          <table:table-cell table:style-name="Table3.A1">
            <text:p text:style-name="P3">-, функция безопасности</text:p>
          </table:table-cell>
          <table:table-cell table:style-name="Table3.A1">
            <text:p text:style-name="P3">pkg:npm/react-dom@18.2.0</text:p>
          </table:table-cell>
        </table:table-row>
        <table:table-row table:style-name="Table3.1">
          <table:table-cell table:style-name="Table3.A1">
            <text:p text:style-name="P3">9</text:p>
          </table:table-cell>
          <table:table-cell table:style-name="Table3.A1">
            <text:p text:style-name="P3">reselect</text:p>
          </table:table-cell>
          <table:table-cell table:style-name="Table3.A1">
            <text:p text:style-name="P3">4.1.7</text:p>
          </table:table-cell>
          <table:table-cell table:style-name="Table3.A1">
            <text:p text:style-name="P3"/>
          </table:table-cell>
          <table:table-cell table:style-name="Table3.A1">
            <text:p text:style-name="P3">-, -</text:p>
          </table:table-cell>
          <table:table-cell table:style-name="Table3.A1">
            <text:p text:style-name="P3">pkg:npm/reselect@4.1.7</text:p>
          </table:table-cell>
        </table:table-row>
        <table:table-row table:style-name="Table3.1">
          <table:table-cell table:style-name="Table3.A1">
            <text:p text:style-name="P3">10</text:p>
          </table:table-cell>
          <table:table-cell table:style-name="Table3.A1">
            <text:p text:style-name="P3">tslib</text:p>
          </table:table-cell>
          <table:table-cell table:style-name="Table3.A1">
            <text:p text:style-name="P3">2.5.0</text:p>
          </table:table-cell>
          <table:table-cell table:style-name="Table3.A1">
            <text:p text:style-name="P3"/>
          </table:table-cell>
          <table:table-cell table:style-name="Table3.A1">
            <text:p text:style-name="P3">поверхность атаки, функция безопасности</text:p>
          </table:table-cell>
          <table:table-cell table:style-name="Table3.A1">
            <text:p text:style-name="P3">pkg:npm/tslib@2.5.0</text:p>
          </table:table-cell>
        </table:table-row>
        <table:table-row table:style-name="Table3.1">
          <table:table-cell table:style-name="Table3.A1">
            <text:p text:style-name="P3">11</text:p>
          </table:table-cell>
          <table:table-cell table:style-name="Table3.A1">
            <text:p text:style-name="P3">Microsoft.AspNetCore.Razor.Language</text:p>
          </table:table-cell>
          <table:table-cell table:style-name="Table3.A1">
            <text:p text:style-name="P3">3.1.0</text:p>
          </table:table-cell>
          <table:table-cell table:style-name="Table3.A1">
            <text:p text:style-name="P3"/>
          </table:table-cell>
          <table:table-cell table:style-name="Table3.A1">
            <text:p text:style-name="P3">-, -</text:p>
          </table:table-cell>
          <table:table-cell table:style-name="Table3.A1">
            <text:p text:style-name="P3">pkg:nuget/Microsoft.AspNetCore.Razor.Language@3.1.0</text:p>
          </table:table-cell>
        </table:table-row>
        <table:table-row table:style-name="Table3.1">
          <table:table-cell table:style-name="Table3.A1">
            <text:p text:style-name="P3">12</text:p>
          </table:table-cell>
          <table:table-cell table:style-name="Table3.A1">
            <text:p text:style-name="P3">Microsoft.Extensions.Configuration</text:p>
          </table:table-cell>
          <table:table-cell table:style-name="Table3.A1">
            <text:p text:style-name="P3">3.1.18</text:p>
          </table:table-cell>
          <table:table-cell table:style-name="Table3.A1">
            <text:p text:style-name="P3"/>
          </table:table-cell>
          <table:table-cell table:style-name="Table3.A1">
            <text:p text:style-name="P3">поверхность атаки, функция безопасности</text:p>
          </table:table-cell>
          <table:table-cell table:style-name="Table3.A1">
            <text:p text:style-name="P3">pkg:nuget/Microsoft.Extensions.Configuration@3.1.18</text:p>
          </table:table-cell>
        </table:table-row>
        <table:table-row table:style-name="Table3.1">
          <table:table-cell table:style-name="Table3.A1">
            <text:p text:style-name="P3">13</text:p>
          </table:table-cell>
          <table:table-cell table:style-name="Table3.A1">
            <text:p text:style-name="P3">Microsoft.Extensions.FileSystemGlobbing</text:p>
          </table:table-cell>
          <table:table-cell table:style-name="Table3.A1">
            <text:p text:style-name="P3">3.1.31</text:p>
          </table:table-cell>
          <table:table-cell table:style-name="Table3.A1">
            <text:p text:style-name="P3"/>
          </table:table-cell>
          <table:table-cell table:style-name="Table3.A1">
            <text:p text:style-name="P3">-, функция безопасности</text:p>
          </table:table-cell>
          <table:table-cell table:style-name="Table3.A1">
            <text:p text:style-name="P3">pkg:nuget/Microsoft.Extensions.FileSystemGlobbing@3.1.31</text:p>
          </table:table-cell>
        </table:table-row>
        <table:table-row table:style-name="Table3.1">
          <table:table-cell table:style-name="Table3.A1">
            <text:p text:style-name="P3">14</text:p>
          </table:table-cell>
          <table:table-cell table:style-name="Table3.A1">
            <text:p text:style-name="P3">Serilog</text:p>
          </table:table-cell>
          <table:table-cell table:style-name="Table3.A1">
            <text:p text:style-name="P3">2.9.0</text:p>
          </table:table-cell>
          <table:table-cell table:style-name="Table3.A1">
            <text:p text:style-name="P3"/>
          </table:table-cell>
          <table:table-cell table:style-name="Table3.A1">
            <text:p text:style-name="P3">поверхность атаки, -</text:p>
          </table:table-cell>
          <table:table-cell table:style-name="Table3.A1">
            <text:p text:style-name="P3">pkg:nuget/Serilog@2.9.0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http://openoffice.org/2009/office" xmlns:svg="urn:oasis:names:tc:opendocument:xmlns:svg-compatible:1.0" xmlns:draw="urn:oasis:names:tc:opendocument:xmlns:drawing:1.0" xmlns:manifest="urn:oasis:names:tc:opendocument:xmlns:manifest:1.0" office:version="1.2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愀渀" svg:font-family="'Times New Rom愀渀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http://openoffice.org/2009/office" xmlns:svg="urn:oasis:names:tc:opendocument:xmlns:svg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creation-date>2024-10-18T17:54:17.149693882</meta:creation-date>
    <dc:date>2024-10-23T18:59:48.170014701</dc:date>
    <meta:editing-duration>PT1H15M33S</meta:editing-duration>
    <meta:editing-cycles>8</meta:editing-cycles>
    <meta:document-statistic meta:table-count="1" meta:image-count="0" meta:object-count="0" meta:page-count="1" meta:paragraph-count="7" meta:word-count="45" meta:character-count="383" meta:non-whitespace-character-count="345"/>
    <meta:generator>ODFPY/1.4.1</meta:generator>
  </office:meta>
</office:document-meta>
</file>